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c24f" officeooo:paragraph-rsid="0004c24f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4c24f" officeooo:paragraph-rsid="0004c24f" fo:background-color="#1e1e1e"/>
    </style:style>
    <style:style style:name="P4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a0619" officeooo:paragraph-rsid="000a0619"/>
    </style:style>
    <style:style style:name="P7" style:family="paragraph" style:parent-style-name="Preformatted_20_Text">
      <style:text-properties officeooo:rsid="0004c24f" officeooo:paragraph-rsid="0004c24f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4fc1ff"/>
    </style:style>
    <style:style style:name="T8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ée 1 :</text:p>
      <text:p text:style-name="P1">- faire un formulaire :</text:p>
      <text:p text:style-name="P1"><text:tab/></text:p>
      <text:p text:style-name="P1"><text:tab/>title (name) // input string</text:p>
      <text:p text:style-name="P1"><text:tab/>photo (photos) // input <text:s/>string url</text:p>
      <text:p text:style-name="P1"><text:tab/>description // textarea </text:p>
      <text:p text:style-name="P1"><text:tab/>rooms // selectinteger</text:p>
      <text:p text:style-name="P1"><text:tab/>bathrooms // select integer</text:p>
      <text:p text:style-name="P1"><text:tab/>maxguest // select integer</text:p>
      <text:p text:style-name="P1"><text:tab/>priceByNight // input integer</text:p>
      <text:p text:style-name="P1"/>
      <text:p text:style-name="P3"><text:span text:style-name="T1">import</text:span> <text:span text:style-name="T2">React</text:span> <text:span text:style-name="T1">from</text:span> <text:span text:style-name="T3">'react'</text:span>;</text:p>
      <text:p text:style-name="P2"><text:span text:style-name="T1">import</text:span> { <text:span text:style-name="T2">Link</text:span> } <text:span text:style-name="T1">from</text:span> <text:span text:style-name="T3">'react-router-dom'</text:span>;</text:p>
      <text:p text:style-name="P5"/>
      <text:p text:style-name="P2"><text:span text:style-name="T4">class</text:span> <text:span text:style-name="T5">AddPlace</text:span> <text:span text:style-name="T4">extends</text:span> <text:span text:style-name="T5">React</text:span>.<text:span text:style-name="T5">Component</text:span> {</text:p>
      <text:p text:style-name="P2"><text:span text:style-name="T4">constructor</text:span>(<text:span text:style-name="T2">props</text:span>) {</text:p>
      <text:p text:style-name="P2"><text:span text:style-name="T4">super</text:span>(<text:span text:style-name="T2">props</text:span>);</text:p>
      <text:p text:style-name="P2"><text:span text:style-name="T4">this</text:span>.<text:span text:style-name="T2">state</text:span> = {</text:p>
      <text:p text:style-name="P2"><text:span text:style-name="T2">name:</text:span> <text:span text:style-name="T3">''</text:span>,</text:p>
      <text:p text:style-name="P2"><text:span text:style-name="T2">photos:</text:span> <text:span text:style-name="T3">''</text:span>,</text:p>
      <text:p text:style-name="P2"><text:span text:style-name="T2">description:</text:span> <text:span text:style-name="T3">''</text:span>,</text:p>
      <text:p text:style-name="P2"><text:span text:style-name="T2">rooms:</text:span> <text:span text:style-name="T3">''</text:span>,</text:p>
      <text:p text:style-name="P2"><text:span text:style-name="T2">bathrooms:</text:span> <text:span text:style-name="T3">''</text:span>,</text:p>
      <text:p text:style-name="P2"><text:span text:style-name="T2">maxGuests:</text:span> <text:span text:style-name="T3">''</text:span>,</text:p>
      <text:p text:style-name="P2"><text:span text:style-name="T2">priceByNight:</text:span> <text:span text:style-name="T3">''</text:span>,</text:p>
      <text:p text:style-name="P2">};</text:p>
      <text:p text:style-name="P2"><text:span text:style-name="T4">this</text:span>.<text:span text:style-name="T2">handlChange</text:span> = <text:span text:style-name="T4">this</text:span>.<text:span text:style-name="T6">handlChange</text:span>.<text:span text:style-name="T6">bind</text:span>(<text:span text:style-name="T4">this</text:span>);</text:p>
      <text:p text:style-name="P2">}</text:p>
      <text:p text:style-name="P2"><text:span text:style-name="T6">handlChange</text:span>(<text:span text:style-name="T2">event</text:span>) {</text:p>
      <text:p text:style-name="P2"><text:span text:style-name="T4">const</text:span> <text:span text:style-name="T7">getname</text:span> = <text:span text:style-name="T2">event</text:span>.<text:span text:style-name="T2">target</text:span>.<text:span text:style-name="T2">name</text:span>;</text:p>
      <text:p text:style-name="P2"><text:span text:style-name="T4">this</text:span>.<text:span text:style-name="T6">setState</text:span>({</text:p>
      <text:p text:style-name="P2"><text:span text:style-name="T2">[</text:span><text:span text:style-name="T7">getname</text:span><text:span text:style-name="T2">]:</text:span> <text:span text:style-name="T2">event</text:span>.<text:span text:style-name="T2">target</text:span>.<text:span text:style-name="T2">value</text:span>,</text:p>
      <text:p text:style-name="P2">});</text:p>
      <text:p text:style-name="P2">}</text:p>
      <text:p text:style-name="P2"><text:span text:style-name="T6">render</text:span>() {</text:p>
      <text:p text:style-name="P2"><text:span text:style-name="T1">return</text:span> (</text:p>
      <text:p text:style-name="P2"><text:span text:style-name="T8">&lt;</text:span><text:span text:style-name="T4">div</text:span> <text:span text:style-name="T2">className</text:span>=<text:span text:style-name="T3">"addPlace"</text:span><text:span text:style-name="T8">&gt;</text:span></text:p>
      <text:p text:style-name="P2"><text:span text:style-name="T8">&lt;</text:span><text:span text:style-name="T4">h2</text:span><text:span text:style-name="T8">&gt;</text:span>Ajouter une annonce pour commencer à gagner de l'argent<text:span text:style-name="T8">&lt;/</text:span><text:span text:style-name="T4">h2</text:span><text:span text:style-name="T8">&gt;</text:span></text:p>
      <text:p text:style-name="P2"><text:span text:style-name="T8">&lt;</text:span><text:span text:style-name="T4">p</text:span><text:span text:style-name="T8">&gt;</text:span>Une fois l'annonce publiées, vous pourrez la modifer à tout moment.<text:span text:style-name="T8">&lt;/</text:span><text:span text:style-name="T4">p</text:span><text:span text:style-name="T8">&gt;</text:span></text:p>
      <text:p text:style-name="P5"/>
      <text:p text:style-name="P2"><text:span text:style-name="T8">&lt;</text:span><text:span text:style-name="T4">form</text:span> <text:span text:style-name="T2">action</text:span>=<text:span text:style-name="T3">"POST"</text:span> <text:span text:style-name="T2">className</text:span>=<text:span text:style-name="T3">"addPlace_form"</text:span><text:span text:style-name="T8">&gt;</text:span></text:p>
      <text:p text:style-name="P2"><text:span text:style-name="T8">&lt;</text:span><text:span text:style-name="T4">label</text:span> <text:span text:style-name="T2">htmlFor</text:span>=<text:span text:style-name="T3">"name"</text:span><text:span text:style-name="T8">&gt;</text:span>Titre de l'annonce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text"</text:span></text:p>
      <text:p text:style-name="P2"><text:span text:style-name="T2">id</text:span>=<text:span text:style-name="T3">"name"</text:span></text:p>
      <text:p text:style-name="P2"><text:span text:style-name="T2">name</text:span>=<text:span text:style-name="T3">"name"</text:span></text:p>
      <text:p text:style-name="P2"><text:span text:style-name="T2">value</text:span>=<text:span text:style-name="T4">{this</text:span>.<text:span text:style-name="T2">state</text:span>.<text:span text:style-name="T2">name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photos"</text:span><text:span text:style-name="T8">&gt;</text:span>Photo principale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oft-page-break/><text:span text:style-name="T2">type</text:span>=<text:span text:style-name="T3">"text"</text:span></text:p>
      <text:p text:style-name="P2"><text:span text:style-name="T2">id</text:span>=<text:span text:style-name="T3">"photos"</text:span></text:p>
      <text:p text:style-name="P2"><text:span text:style-name="T2">name</text:span>=<text:span text:style-name="T3">"photos"</text:span></text:p>
      <text:p text:style-name="P2"><text:span text:style-name="T2">value</text:span>=<text:span text:style-name="T4">{this</text:span>.<text:span text:style-name="T2">state</text:span>.<text:span text:style-name="T2">photos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description"</text:span><text:span text:style-name="T8">&gt;</text:span>Description du logement<text:span text:style-name="T8">&lt;/</text:span><text:span text:style-name="T4">label</text:span><text:span text:style-name="T8">&gt;</text:span></text:p>
      <text:p text:style-name="P2"><text:span text:style-name="T8">&lt;</text:span><text:span text:style-name="T4">textarea</text:span></text:p>
      <text:p text:style-name="P2"><text:span text:style-name="T2">name</text:span>=<text:span text:style-name="T3">"description"</text:span></text:p>
      <text:p text:style-name="P2"><text:span text:style-name="T2">id</text:span>=<text:span text:style-name="T3">"description"</text:span></text:p>
      <text:p text:style-name="P2"><text:span text:style-name="T2">cols</text:span>=<text:span text:style-name="T3">"30"</text:span></text:p>
      <text:p text:style-name="P2"><text:span text:style-name="T2">rows</text:span>=<text:span text:style-name="T3">"10"</text:span></text:p>
      <text:p text:style-name="P2"><text:span text:style-name="T2">value</text:span>=<text:span text:style-name="T4">{this</text:span>.<text:span text:style-name="T2">state</text:span>.<text:span text:style-name="T2">description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2"><text:span text:style-name="T8">&gt;&lt;/</text:span><text:span text:style-name="T4">textarea</text:span><text:span text:style-name="T8">&gt;</text:span></text:p>
      <text:p text:style-name="P2"><text:span text:style-name="T8">&lt;</text:span><text:span text:style-name="T4">label</text:span> <text:span text:style-name="T2">htmlFor</text:span>=<text:span text:style-name="T3">"rooms"</text:span><text:span text:style-name="T8">&gt;</text:span>Nombre de chambres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rooms"</text:span></text:p>
      <text:p text:style-name="P2"><text:span text:style-name="T2">name</text:span>=<text:span text:style-name="T3">"rooms"</text:span></text:p>
      <text:p text:style-name="P2"><text:span text:style-name="T2">value</text:span>=<text:span text:style-name="T4">{this</text:span>.<text:span text:style-name="T2">state</text:span>.<text:span text:style-name="T2">rooms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bathrooms"</text:span><text:span text:style-name="T8">&gt;</text:span>Nombre de salle de bain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bathrooms"</text:span></text:p>
      <text:p text:style-name="P2"><text:span text:style-name="T2">name</text:span>=<text:span text:style-name="T3">"bathrooms"</text:span></text:p>
      <text:p text:style-name="P2"><text:span text:style-name="T2">value</text:span>=<text:span text:style-name="T4">{this</text:span>.<text:span text:style-name="T2">state</text:span>.<text:span text:style-name="T2">bathrooms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maxGuests"</text:span><text:span text:style-name="T8">&gt;</text:span>Nombre de voyageur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maxGuests"</text:span></text:p>
      <text:p text:style-name="P2"><text:span text:style-name="T2">name</text:span>=<text:span text:style-name="T3">"maxGuests"</text:span></text:p>
      <text:p text:style-name="P2"><text:span text:style-name="T2">value</text:span>=<text:span text:style-name="T4">{this</text:span>.<text:span text:style-name="T2">state</text:span>.<text:span text:style-name="T2">maxGuests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priceByNight"</text:span><text:span text:style-name="T8">&gt;</text:span>Prix par nuit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priceByNight"</text:span></text:p>
      <text:p text:style-name="P2"><text:span text:style-name="T2">name</text:span>=<text:span text:style-name="T3">"priceByNight"</text:span></text:p>
      <text:p text:style-name="P2"><text:span text:style-name="T2">value</text:span>=<text:span text:style-name="T4">{this</text:span>.<text:span text:style-name="T2">state</text:span>.<text:span text:style-name="T2">priceByNight</text:span><text:span text:style-name="T4">}</text:span></text:p>
      <text:p text:style-name="P2"><text:span text:style-name="T2">onChange</text:span>=<text:span text:style-name="T4">{this</text:span>.<text:span text:style-name="T6">handlChange</text:span><text:span text:style-name="T4">}</text:span></text:p>
      <text:p text:style-name="P4">/&gt;</text:p>
      <text:p text:style-name="P2"><text:span text:style-name="T8">&lt;</text:span><text:span text:style-name="T4">input</text:span> <text:span text:style-name="T2">type</text:span>=<text:span text:style-name="T3">"submit"</text:span> <text:span text:style-name="T2">value</text:span>=<text:span text:style-name="T3">"Envoyer"</text:span> <text:span text:style-name="T8">/&gt;</text:span></text:p>
      <text:p text:style-name="P2"><text:span text:style-name="T4">{</text:span><text:span text:style-name="T2">JSON</text:span>.<text:span text:style-name="T6">stringify</text:span>(<text:span text:style-name="T4">this</text:span>.<text:span text:style-name="T2">state</text:span>)<text:span text:style-name="T4">}</text:span></text:p>
      <text:p text:style-name="P2"><text:span text:style-name="T8">&lt;/</text:span><text:span text:style-name="T4">form</text:span><text:span text:style-name="T8">&gt;</text:span></text:p>
      <text:p text:style-name="P2"><text:span text:style-name="T8">&lt;</text:span><text:span text:style-name="T5">Link</text:span> <text:span text:style-name="T2">to</text:span>=<text:span text:style-name="T3">"/"</text:span><text:span text:style-name="T8">&gt;</text:span></text:p>
      <text:p text:style-name="P2"><text:soft-page-break/><text:span text:style-name="T8">&lt;</text:span><text:span text:style-name="T4">span</text:span><text:span text:style-name="T8">&gt;</text:span> <text:span text:style-name="T4">&amp;#8249;</text:span> <text:span text:style-name="T8">&lt;/</text:span><text:span text:style-name="T4">span</text:span><text:span text:style-name="T8">&gt;</text:span></text:p>
      <text:p text:style-name="P2">Revenir à la page d'accueil</text:p>
      <text:p text:style-name="P2"><text:span text:style-name="T8">&lt;/</text:span><text:span text:style-name="T5">Link</text:span><text:span text:style-name="T8">&gt;</text:span></text:p>
      <text:p text:style-name="P2"><text:span text:style-name="T8">&lt;/</text:span><text:span text:style-name="T4">div</text:span><text:span text:style-name="T8">&gt;</text:span></text:p>
      <text:p text:style-name="P2">);</text:p>
      <text:p text:style-name="P2">}</text:p>
      <text:p text:style-name="P2">}</text:p>
      <text:p text:style-name="P5"/>
      <text:p text:style-name="P2"><text:span text:style-name="T1">export</text:span> <text:span text:style-name="T1">default</text:span> <text:span text:style-name="T5">AddPlace</text:span>;</text:p>
      <text:p text:style-name="P2"/>
      <text:p text:style-name="P1"/>
      <text:p text:style-name="P1"/>
      <text:p text:style-name="P1"/>
      <text:p text:style-name="P7">const signin = (user) =&gt; {</text:p>
      <text:p text:style-name="Preformatted_20_Text"><text:s text:c="2"/>return fetch('/auth/signin/', {</text:p>
      <text:p text:style-name="Preformatted_20_Text"><text:s text:c="6"/>method: 'POST',</text:p>
      <text:p text:style-name="Preformatted_20_Text"><text:s text:c="6"/>headers: {</text:p>
      <text:p text:style-name="Preformatted_20_Text"><text:s text:c="8"/>'Accept': 'application/json',</text:p>
      <text:p text:style-name="Preformatted_20_Text"><text:s text:c="8"/>'Content-Type': 'application/json'</text:p>
      <text:p text:style-name="Preformatted_20_Text"><text:s text:c="6"/>},</text:p>
      <text:p text:style-name="Preformatted_20_Text"><text:s text:c="6"/>credentials: 'include',</text:p>
      <text:p text:style-name="Preformatted_20_Text"><text:s text:c="6"/>body: JSON.stringify(user)</text:p>
      <text:p text:style-name="Preformatted_20_Text"><text:s text:c="4"/>})</text:p>
      <text:p text:style-name="Preformatted_20_Text"><text:s text:c="4"/>.then((response) =&gt; {</text:p>
      <text:p text:style-name="Preformatted_20_Text"><text:s text:c="6"/>return response.json()</text:p>
      <text:p text:style-name="Preformatted_20_Text"><text:s text:c="4"/>}).catch((err) =&gt; console.log(err))</text:p>
      <text:p text:style-name="P8">}</text:p>
      <text:p text:style-name="P3"><text:span text:style-name="T6">console.log</text:span>(<text:span text:style-name="T3">'sending data to se</text:span><text:span text:style-name="T6">rver</text:span><text:span text:style-name="T3">...'</text:span>, <text:span text:style-name="T2">data</text:span>);</text:p>
      <text:p text:style-name="P1"/>
      <text:p text:style-name="P1"/>
      <text:p text:style-name="P3"><text:span text:style-name="T6">fetch</text:span>(<text:span text:style-name="T3">'/places'</text:span>, {</text:p>
      <text:p text:style-name="P2"><text:span text:style-name="T2">method:</text:span> <text:span text:style-name="T3">'POST'</text:span>,</text:p>
      <text:p text:style-name="P2"><text:span text:style-name="T2">body: data,</text:span></text:p>
      <text:p text:style-name="P2">})</text:p>
      <text:p text:style-name="P2">.<text:span text:style-name="T6">then</text:span>((<text:span text:style-name="T2">response</text:span>)<text:span text:style-name="T2"> =&gt; {</text:span></text:p>
      <text:p text:style-name="P2"><text:span text:style-name="T5">console</text:span>.<text:span text:style-name="T6">log</text:span>(<text:span text:style-name="T2">response.json</text:span>);</text:p>
      <text:p text:style-name="P2">})</text:p>
      <text:p text:style-name="P2">.<text:span text:style-name="T2">cat</text:span><text:span text:style-name="T6">ch</text:span>((<text:span text:style-name="T2">err) =&gt; </text:span><text:span text:style-name="T5">c</text:span><text:span text:style-name="T6">ons</text:span><text:span text:style-name="T5">o</text:span><text:span text:style-name="T2">le.</text:span><text:span text:style-name="T6">log</text:span>(<text:span text:style-name="T2">err</text:span>));</text:p>
      <text:p text:style-name="P2"><text:span text:style-name="T5">console</text:span>.<text:span text:style-name="T6">log</text:span>(<text:span text:style-name="T3">'data has been sent to server'</text:span>);</text:p>
      <text:p text:style-name="P1"/>
      <text:p text:style-name="P1">//</text:p>
      <text:p text:style-name="P3"><text:span text:style-name="T4">const</text:span> { <text:span text:style-name="T7">name</text:span>, <text:span text:style-name="T7">photos</text:span>, <text:span text:style-name="T7">description</text:span>, <text:span text:style-name="T7">rooms</text:span>, <text:span text:style-name="T7">bathrooms</text:span>, <text:span text:style-name="T7">ma</text:span><text:span text:style-name="T2">xGue</text:span><text:span text:style-name="T7">s</text:span><text:span text:style-name="T2">ts, price</text:span><text:span text:style-name="T7">ByNight</text:span> } = <text:span text:style-name="T4">this</text:span>.<text:span text:style-name="T2">sta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</text:p>
      <text:p text:style-name="P6">OLD</text:p>
      <text:p text:style-name="P6"/>
      <text:p text:style-name="P3"><text:span text:style-name="T1">import</text:span> <text:span text:style-name="T2">React</text:span> <text:span text:style-name="T1">from</text:span> <text:span text:style-name="T3">'react'</text:span>;</text:p>
      <text:p text:style-name="P2"><text:span text:style-name="T1">import</text:span> { <text:span text:style-name="T2">Link</text:span> } <text:span text:style-name="T1">from</text:span> <text:span text:style-name="T3">'react-router-dom'</text:span>;</text:p>
      <text:p text:style-name="P2"><text:span text:style-name="T1">import</text:span> <text:span text:style-name="T2">axios</text:span> <text:span text:style-name="T1">from</text:span> <text:span text:style-name="T3">'axios'</text:span>;</text:p>
      <text:p text:style-name="P5"/>
      <text:p text:style-name="P2"><text:span text:style-name="T4">class</text:span> <text:span text:style-name="T5">AddPlace</text:span> <text:span text:style-name="T4">extends</text:span> <text:span text:style-name="T5">React</text:span>.<text:span text:style-name="T5">Component</text:span> {</text:p>
      <text:p text:style-name="P2"><text:span text:style-name="T4">constructor</text:span>(<text:span text:style-name="T2">props</text:span>) {</text:p>
      <text:p text:style-name="P2"><text:span text:style-name="T4">super</text:span>(<text:span text:style-name="T2">props</text:span>);</text:p>
      <text:p text:style-name="P2"><text:span text:style-name="T4">this</text:span>.<text:span text:style-name="T2">state</text:span> = {</text:p>
      <text:p text:style-name="P2"><text:span text:style-name="T2">name:</text:span> <text:span text:style-name="T3">''</text:span>,</text:p>
      <text:p text:style-name="P2"><text:span text:style-name="T2">photos:</text:span> <text:span text:style-name="T3">''</text:span>,</text:p>
      <text:p text:style-name="P2"><text:span text:style-name="T2">description:</text:span> <text:span text:style-name="T3">''</text:span>,</text:p>
      <text:p text:style-name="P2"><text:span text:style-name="T2">rooms:</text:span> <text:span text:style-name="T3">''</text:span>,</text:p>
      <text:p text:style-name="P2"><text:span text:style-name="T2">bathrooms:</text:span> <text:span text:style-name="T3">''</text:span>,</text:p>
      <text:p text:style-name="P2"><text:span text:style-name="T2">maxGuests:</text:span> <text:span text:style-name="T3">''</text:span>,</text:p>
      <text:p text:style-name="P2"><text:span text:style-name="T2">priceByNight:</text:span> <text:span text:style-name="T3">''</text:span>,</text:p>
      <text:p text:style-name="P2">};</text:p>
      <text:p text:style-name="P2"><text:span text:style-name="T4">this</text:span>.<text:span text:style-name="T2">handleChange</text:span> = <text:span text:style-name="T4">this</text:span><text:span text:style-name="T6">.handleChan</text:span><text:span text:style-name="T2">g</text:span><text:span text:style-name="T6">e.bind</text:span>(<text:span text:style-name="T4">this</text:span>);</text:p>
      <text:p text:style-name="P2"><text:span text:style-name="T4">this</text:span>.<text:span text:style-name="T2">handleSubmit</text:span> = <text:span text:style-name="T4">thi</text:span><text:span text:style-name="T6">s.handleSubm</text:span><text:span text:style-name="T2">i</text:span><text:span text:style-name="T6">t.bind</text:span>(<text:span text:style-name="T4">this</text:span>);</text:p>
      <text:p text:style-name="P2">}</text:p>
      <text:p text:style-name="P2"><text:span text:style-name="T6">handleChan</text:span><text:span text:style-name="T2">ge(event</text:span>) {</text:p>
      <text:p text:style-name="P2"><text:span text:style-name="T4">con</text:span><text:span text:style-name="T7">st getname</text:span><text:span text:style-name="T2"> = event</text:span>.<text:span text:style-name="T2">target</text:span>.<text:span text:style-name="T2">name</text:span>;</text:p>
      <text:p text:style-name="P2"><text:span text:style-name="T4">th</text:span><text:span text:style-name="T6">is.setState</text:span>({</text:p>
      <text:p text:style-name="P2"><text:span text:style-name="T7">[getn</text:span><text:span text:style-name="T2">ame]: event</text:span>.<text:span text:style-name="T2">target</text:span>.<text:span text:style-name="T2">value</text:span>,</text:p>
      <text:p text:style-name="P2">});</text:p>
      <text:p text:style-name="P2">}</text:p>
      <text:p text:style-name="P2"><text:span text:style-name="T6">handleSubm</text:span><text:span text:style-name="T2">it(event</text:span>) {</text:p>
      <text:p text:style-name="P2"><text:span text:style-name="T2">event</text:span>.<text:span text:style-name="T6">preventDefault</text:span>();</text:p>
      <text:p text:style-name="P2"><text:span text:style-name="T4">con</text:span><text:span text:style-name="T7">st data</text:span><text:span text:style-name="T2"> = J</text:span><text:span text:style-name="T5">S</text:span><text:span text:style-name="T6">ON.stringify</text:span>(<text:span text:style-name="T4">this</text:span>.<text:span text:style-name="T2">state</text:span>);</text:p>
      <text:p text:style-name="P2">}</text:p>
      <text:p text:style-name="P2"><text:span text:style-name="T6">render</text:span>() {</text:p>
      <text:p text:style-name="P2"><text:span text:style-name="T1">return</text:span> (</text:p>
      <text:p text:style-name="P2"><text:span text:style-name="T8">&lt;</text:span><text:span text:style-name="T4">div</text:span> <text:span text:style-name="T2">className</text:span>=<text:span text:style-name="T3">"addPlace"</text:span><text:span text:style-name="T8">&gt;</text:span></text:p>
      <text:p text:style-name="P2"><text:span text:style-name="T2">&lt;h2&gt;</text:span>A<text:span text:style-name="T2">jouter un</text:span>e annonce pour commencer <text:span text:style-name="T2">à gagner</text:span> de l'argent<text:span text:style-name="T8">&lt;/</text:span><text:span text:style-name="T4">h2</text:span><text:span text:style-name="T8">&gt;</text:span></text:p>
      <text:p text:style-name="P2"><text:span text:style-name="T2">&lt;p</text:span><text:span text:style-name="T8">&gt;</text:span>Une fois l'annonce pu<text:span text:style-name="T2">bli</text:span>ées, <text:span text:style-name="T2">vous po</text:span>u<text:span text:style-name="T6">rre</text:span>z<text:span text:style-name="T2"> la</text:span> modifer à tout moment.<text:span text:style-name="T8">&lt;/</text:span><text:span text:style-name="T4">p</text:span><text:span text:style-name="T8">&gt;</text:span></text:p>
      <text:p text:style-name="P5"/>
      <text:p text:style-name="P2"><text:span text:style-name="T8">&lt;</text:span><text:span text:style-name="T4">form</text:span> <text:span text:style-name="T2">action</text:span>=<text:span text:style-name="T3">"POST"</text:span> <text:span text:style-name="T2">className</text:span>=<text:span text:style-name="T3">"addPlace_form"</text:span> <text:span text:style-name="T2">onSubmit</text:span>=<text:span text:style-name="T4">{this</text:span>.<text:span text:style-name="T2">handleSubmit</text:span><text:span text:style-name="T4">}</text:span><text:span text:style-name="T8">&gt;</text:span></text:p>
      <text:p text:style-name="P2"><text:span text:style-name="T8">&lt;</text:span><text:span text:style-name="T4">label</text:span> <text:span text:style-name="T2">htmlFor</text:span>=<text:span text:style-name="T3">"name"</text:span><text:span text:style-name="T8">&gt;</text:span>Titre de l'annonce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text"</text:span></text:p>
      <text:p text:style-name="P2"><text:span text:style-name="T2">id</text:span>=<text:span text:style-name="T3">"name"</text:span></text:p>
      <text:p text:style-name="P2"><text:span text:style-name="T2">name</text:span>=<text:span text:style-name="T3">"name"</text:span></text:p>
      <text:p text:style-name="P2"><text:span text:style-name="T2">value</text:span>=<text:span text:style-name="T4">{this</text:span>.<text:span text:style-name="T2">state</text:span>.<text:span text:style-name="T2">name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photos"</text:span><text:span text:style-name="T8">&gt;</text:span>Photo principale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text"</text:span></text:p>
      <text:p text:style-name="P2"><text:soft-page-break/><text:span text:style-name="T2">id</text:span>=<text:span text:style-name="T3">"photos"</text:span></text:p>
      <text:p text:style-name="P2"><text:span text:style-name="T2">name</text:span>=<text:span text:style-name="T3">"photos"</text:span></text:p>
      <text:p text:style-name="P2"><text:span text:style-name="T2">value</text:span>=<text:span text:style-name="T4">{this</text:span>.<text:span text:style-name="T2">state</text:span>.<text:span text:style-name="T2">photos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description"</text:span><text:span text:style-name="T8">&gt;</text:span>Description du logement<text:span text:style-name="T8">&lt;/</text:span><text:span text:style-name="T4">label</text:span><text:span text:style-name="T8">&gt;</text:span></text:p>
      <text:p text:style-name="P2"><text:span text:style-name="T8">&lt;</text:span><text:span text:style-name="T4">textarea</text:span></text:p>
      <text:p text:style-name="P2"><text:span text:style-name="T2">name</text:span>=<text:span text:style-name="T3">"description"</text:span></text:p>
      <text:p text:style-name="P2"><text:span text:style-name="T2">id</text:span>=<text:span text:style-name="T3">"description"</text:span></text:p>
      <text:p text:style-name="P2"><text:span text:style-name="T2">cols</text:span>=<text:span text:style-name="T3">"30"</text:span></text:p>
      <text:p text:style-name="P2"><text:span text:style-name="T2">rows</text:span>=<text:span text:style-name="T3">"10"</text:span></text:p>
      <text:p text:style-name="P2"><text:span text:style-name="T2">value</text:span>=<text:span text:style-name="T4">{this</text:span>.<text:span text:style-name="T2">state</text:span>.<text:span text:style-name="T2">description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2"><text:span text:style-name="T8">&gt;&lt;/</text:span><text:span text:style-name="T4">textarea</text:span><text:span text:style-name="T8">&gt;</text:span></text:p>
      <text:p text:style-name="P2"><text:span text:style-name="T8">&lt;</text:span><text:span text:style-name="T4">label</text:span> <text:span text:style-name="T2">htmlFor</text:span>=<text:span text:style-name="T3">"rooms"</text:span><text:span text:style-name="T8">&gt;</text:span>Nombre de chambres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rooms"</text:span></text:p>
      <text:p text:style-name="P2"><text:span text:style-name="T2">name</text:span>=<text:span text:style-name="T3">"rooms"</text:span></text:p>
      <text:p text:style-name="P2"><text:span text:style-name="T2">value</text:span>=<text:span text:style-name="T4">{this</text:span>.<text:span text:style-name="T2">state</text:span>.<text:span text:style-name="T2">rooms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bathrooms"</text:span><text:span text:style-name="T8">&gt;</text:span>Nombre de salle de bain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bathrooms"</text:span></text:p>
      <text:p text:style-name="P2"><text:span text:style-name="T2">name</text:span>=<text:span text:style-name="T3">"bathrooms"</text:span></text:p>
      <text:p text:style-name="P2"><text:span text:style-name="T2">value</text:span>=<text:span text:style-name="T4">{this</text:span>.<text:span text:style-name="T2">state</text:span>.<text:span text:style-name="T2">bathrooms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maxGuests"</text:span><text:span text:style-name="T8">&gt;</text:span>Nombre de voyageur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maxGuests"</text:span></text:p>
      <text:p text:style-name="P2"><text:span text:style-name="T2">name</text:span>=<text:span text:style-name="T3">"maxGuests"</text:span></text:p>
      <text:p text:style-name="P2"><text:span text:style-name="T2">value</text:span>=<text:span text:style-name="T4">{this</text:span>.<text:span text:style-name="T2">state</text:span>.<text:span text:style-name="T2">maxGuests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label</text:span> <text:span text:style-name="T2">htmlFor</text:span>=<text:span text:style-name="T3">"priceByNight"</text:span><text:span text:style-name="T8">&gt;</text:span>Prix par nuit<text:span text:style-name="T8">&lt;/</text:span><text:span text:style-name="T4">label</text:span><text:span text:style-name="T8">&gt;</text:span></text:p>
      <text:p text:style-name="P2"><text:span text:style-name="T8">&lt;</text:span><text:span text:style-name="T4">input</text:span></text:p>
      <text:p text:style-name="P2"><text:span text:style-name="T2">type</text:span>=<text:span text:style-name="T3">"number"</text:span></text:p>
      <text:p text:style-name="P2"><text:span text:style-name="T2">id</text:span>=<text:span text:style-name="T3">"priceByNight"</text:span></text:p>
      <text:p text:style-name="P2"><text:span text:style-name="T2">name</text:span>=<text:span text:style-name="T3">"priceByNight"</text:span></text:p>
      <text:p text:style-name="P2"><text:span text:style-name="T2">value</text:span>=<text:span text:style-name="T4">{this</text:span>.<text:span text:style-name="T2">state</text:span>.<text:span text:style-name="T2">priceByNight</text:span><text:span text:style-name="T4">}</text:span></text:p>
      <text:p text:style-name="P2"><text:span text:style-name="T2">onChange</text:span>=<text:span text:style-name="T4">{this</text:span>.<text:span text:style-name="T2">handleChange</text:span><text:span text:style-name="T4">}</text:span></text:p>
      <text:p text:style-name="P4">/&gt;</text:p>
      <text:p text:style-name="P2"><text:span text:style-name="T8">&lt;</text:span><text:span text:style-name="T4">input</text:span> <text:span text:style-name="T2">type</text:span>=<text:span text:style-name="T3">"submit"</text:span> <text:span text:style-name="T2">value</text:span>=<text:span text:style-name="T3">"Envoyer"</text:span> <text:span text:style-name="T8">/&gt;</text:span></text:p>
      <text:p text:style-name="P2"><text:span text:style-name="T4">{</text:span><text:span text:style-name="T5">JSON</text:span>.<text:span text:style-name="T6">stringify</text:span>(<text:span text:style-name="T4">this</text:span>.<text:span text:style-name="T2">state</text:span>)<text:span text:style-name="T4">}</text:span></text:p>
      <text:p text:style-name="P2"><text:span text:style-name="T8">&lt;/</text:span><text:span text:style-name="T4">form</text:span><text:span text:style-name="T8">&gt;</text:span></text:p>
      <text:p text:style-name="P2"><text:span text:style-name="T8">&lt;</text:span><text:span text:style-name="T5">Link</text:span> <text:span text:style-name="T2">to</text:span>=<text:span text:style-name="T3">"/"</text:span><text:span text:style-name="T8">&gt;</text:span></text:p>
      <text:p text:style-name="P2"><text:span text:style-name="T8">&lt;</text:span><text:span text:style-name="T4">span</text:span><text:span text:style-name="T8">&gt;</text:span> <text:span text:style-name="T4">&amp;#8249;</text:span> <text:span text:style-name="T8">&lt;/</text:span><text:span text:style-name="T4">span</text:span><text:span text:style-name="T8">&gt;</text:span></text:p>
      <text:p text:style-name="P2"><text:soft-page-break/>Revenir à la page d'accueil</text:p>
      <text:p text:style-name="P2"><text:span text:style-name="T8">&lt;/</text:span><text:span text:style-name="T5">Link</text:span><text:span text:style-name="T8">&gt;</text:span></text:p>
      <text:p text:style-name="P2"><text:span text:style-name="T8">&lt;/</text:span><text:span text:style-name="T4">div</text:span><text:span text:style-name="T8">&gt;</text:span></text:p>
      <text:p text:style-name="P2">);</text:p>
      <text:p text:style-name="P2">}</text:p>
      <text:p text:style-name="P2">}</text:p>
      <text:p text:style-name="P5"/>
      <text:p text:style-name="P2"><text:span text:style-name="T1">expo</text:span><text:span text:style-name="T2">rt d</text:span><text:span text:style-name="T1">e</text:span><text:span text:style-name="T6">fault Add</text:span><text:span text:style-name="T2">Place</text:span>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3:08.545650553</meta:creation-date>
    <dc:date>2020-07-10T22:10:00.316246069</dc:date>
    <meta:editing-duration>PT1H23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38" meta:word-count="492" meta:character-count="4899" meta:non-whitespace-character-count="4568"/>
  </office:meta>
</office:document-meta>
</file>